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fo:font-weight="normal" officeooo:rsid="000c90d7" officeooo:paragraph-rsid="000df2c5"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font-style="normal" fo:font-weight="normal" officeooo:rsid="00179035" officeooo:paragraph-rsid="00197be7" style:font-size-asian="10.5pt" style:font-style-asian="normal" style:font-weight-asian="normal" style:font-size-complex="12pt" style:font-style-complex="normal" style:font-weight-complex="normal"/>
    </style:style>
    <style:style style:name="P3" style:family="paragraph" style:parent-style-name="Standard">
      <style:text-properties officeooo:rsid="00197be7" officeooo:paragraph-rsid="00197be7"/>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197be7" officeooo:paragraph-rsid="00197be7" style:font-weight-asian="bold" style:font-weight-complex="bold"/>
    </style:style>
    <style:style style:name="P6" style:family="paragraph" style:parent-style-name="Standard">
      <style:text-properties officeooo:paragraph-rsid="001fcd3d"/>
    </style:style>
    <style:style style:name="P7" style:family="paragraph" style:parent-style-name="Standard">
      <style:paragraph-properties fo:text-align="start" style:justify-single-word="false"/>
      <style:text-properties fo:color="#000000" fo:font-size="11pt" fo:font-style="italic" fo:font-weight="normal" officeooo:rsid="000a2276" officeooo:paragraph-rsid="000a2276" style:font-size-asian="11pt" style:font-style-asian="italic" style:font-weight-asian="normal" style:font-size-complex="11pt" style:font-style-complex="italic" style:font-weight-complex="normal"/>
    </style:style>
    <style:style style:name="P8" style:family="paragraph" style:parent-style-name="Standard">
      <style:paragraph-properties fo:text-align="center" style:justify-single-word="false"/>
      <style:text-properties fo:color="#000000" style:text-line-through-style="none" style:text-line-through-type="none" fo:font-size="15pt" fo:font-style="italic" style:text-underline-style="solid" style:text-underline-width="auto" style:text-underline-color="font-color" fo:font-weight="normal" fo:background-color="transparent" style:font-size-asian="13.1000003814697pt" style:font-style-asian="italic" style:font-weight-asian="normal" style:font-size-complex="15pt" style:font-style-complex="italic" style:font-weight-complex="normal"/>
    </style:style>
    <style:style style:name="P9" style:family="paragraph" style:parent-style-name="Standard">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fo:font-size="11pt" fo:font-style="normal" fo:font-weight="normal" officeooo:paragraph-rsid="001bb9d6"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fo:font-size="11pt" fo:font-style="normal" fo:font-weight="normal" officeooo:paragraph-rsid="00179035"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fo:font-size="11pt" fo:font-style="normal" fo:font-weight="normal" officeooo:paragraph-rsid="000a0c0d"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fo:font-size="11pt" fo:font-style="normal" fo:font-weight="normal" officeooo:rsid="00119c44" officeooo:paragraph-rsid="00119c44"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fo:font-size="11pt" fo:font-style="normal" fo:font-weight="normal" officeooo:rsid="00119c44" officeooo:paragraph-rsid="001307f8"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fo:font-size="11pt" fo:font-style="normal" fo:font-weight="normal" officeooo:rsid="00119c44" officeooo:paragraph-rsid="0014d761"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fo:font-size="11pt" fo:font-style="normal" fo:font-weight="normal" officeooo:rsid="00119c44" officeooo:paragraph-rsid="0019e370"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fo:font-size="11pt" fo:font-style="normal" fo:font-weight="normal" officeooo:rsid="00119c44" officeooo:paragraph-rsid="0016a3f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fo:font-size="11pt" fo:font-style="normal" fo:font-weight="normal" officeooo:rsid="00179035" officeooo:paragraph-rsid="00179035"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font-size="11pt" fo:font-style="normal" fo:font-weight="normal" officeooo:rsid="00179035" officeooo:paragraph-rsid="0018082f"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font-size="11pt" fo:font-style="normal" fo:font-weight="normal" officeooo:rsid="00179035" officeooo:paragraph-rsid="001bb9d6"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fo:font-size="11pt" fo:font-style="normal" fo:font-weight="normal" officeooo:rsid="00179035" officeooo:paragraph-rsid="0019338b"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fo:font-size="11pt" fo:font-style="normal" fo:font-weight="normal" officeooo:rsid="001bb9d6" officeooo:paragraph-rsid="001bb9d6"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24" style:family="paragraph" style:parent-style-name="Standard">
      <style:paragraph-properties fo:text-align="start" style:justify-single-word="false"/>
      <style:text-properties fo:font-size="11pt" fo:font-style="normal" fo:font-weight="bold" officeooo:paragraph-rsid="00179035" style:font-size-asian="11pt" style:font-style-asian="normal" style:font-weight-asian="bold" style:font-size-complex="11pt" style:font-style-complex="normal" style:font-weight-complex="bold"/>
    </style:style>
    <style:style style:name="P25" style:family="paragraph" style:parent-style-name="Standard">
      <style:paragraph-properties fo:text-align="start" style:justify-single-word="false"/>
      <style:text-properties fo:font-size="11pt" fo:font-style="normal" fo:font-weight="bold" officeooo:paragraph-rsid="000a0c0d" style:font-size-asian="11pt" style:font-style-asian="normal" style:font-weight-asian="bold" style:font-size-complex="11pt" style:font-style-complex="normal" style:font-weight-complex="bold"/>
    </style:style>
    <style:style style:name="P26" style:family="paragraph" style:parent-style-name="Standard">
      <style:paragraph-properties fo:text-align="start" style:justify-single-word="false"/>
      <style:text-properties fo:font-size="11pt" fo:font-style="normal" fo:font-weight="bold" officeooo:rsid="00179035" officeooo:paragraph-rsid="00179035" style:font-size-asian="11pt" style:font-style-asian="normal" style:font-weight-asian="bold" style:font-size-complex="11pt" style:font-style-complex="normal" style:font-weight-complex="bold"/>
    </style:style>
    <style:style style:name="P27" style:family="paragraph" style:parent-style-name="Standard">
      <style:paragraph-properties fo:text-align="start"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start" style:justify-single-word="false"/>
      <style:text-properties fo:font-size="11pt" fo:font-style="italic" fo:font-weight="normal" officeooo:rsid="00119c44" officeooo:paragraph-rsid="001307f8" style:font-size-asian="11pt" style:font-style-asian="italic" style:font-weight-asian="normal" style:font-size-complex="11pt" style:font-style-complex="italic" style:font-weight-complex="normal"/>
    </style:style>
    <style:style style:name="P29" style:family="paragraph" style:parent-style-name="Standard">
      <style:paragraph-properties fo:text-align="start" style:justify-single-word="false"/>
      <style:text-properties fo:font-size="11pt" fo:font-style="italic" fo:font-weight="normal" officeooo:rsid="000bb2d5" officeooo:paragraph-rsid="000bb2d5" style:font-size-asian="11pt" style:font-style-asian="italic" style:font-weight-asian="normal" style:font-size-complex="11pt" style:font-style-complex="italic" style:font-weight-complex="normal"/>
    </style:style>
    <style:style style:name="P30" style:family="paragraph" style:parent-style-name="Standard">
      <style:paragraph-properties fo:text-align="start" style:justify-single-word="false"/>
      <style:text-properties fo:font-size="11pt" fo:font-style="italic" fo:font-weight="normal" officeooo:rsid="00179035" officeooo:paragraph-rsid="00179035" style:font-size-asian="11pt" style:font-style-asian="italic" style:font-weight-asian="normal" style:font-size-complex="11pt" style:font-style-complex="italic" style:font-weight-complex="normal"/>
    </style:style>
    <style:style style:name="P31" style:family="paragraph" style:parent-style-name="Standard">
      <style:paragraph-properties fo:text-align="start" style:justify-single-word="false"/>
      <style:text-properties fo:font-size="12pt" fo:font-style="normal" fo:font-weight="normal" officeooo:rsid="000df2c5" officeooo:paragraph-rsid="001fcd3d"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fo:font-weight="normal" officeooo:rsid="000c90d7"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0c90d7" officeooo:paragraph-rsid="0019338b"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1pt" fo:font-style="normal" fo:font-weight="normal" officeooo:rsid="001bb9d6" officeooo:paragraph-rsid="001bb9d6"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fo:font-size="11pt" fo:font-style="normal" fo:font-weight="normal" officeooo:rsid="001bb9d6" officeooo:paragraph-rsid="001d2b96"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fo:font-size="11pt" fo:font-style="normal" fo:font-weight="normal" officeooo:rsid="001bb9d6" officeooo:paragraph-rsid="001fcd3d" style:font-size-asian="11pt" style:font-style-asian="normal" style:font-weight-asian="normal" style:font-size-complex="11pt" style:font-style-complex="normal" style:font-weight-complex="normal"/>
    </style:style>
    <style:style style:name="P37" style:family="paragraph" style:parent-style-name="Heading_20_3">
      <style:text-properties fo:font-size="15pt" style:font-size-asian="15pt" style:font-size-complex="15pt"/>
    </style:style>
    <style:style style:name="P38" style:family="paragraph" style:parent-style-name="Heading_20_3">
      <style:text-properties fo:font-size="15pt" style:text-underline-style="solid" style:text-underline-width="auto" style:text-underline-color="font-color" style:font-size-asian="15pt" style:font-size-complex="15pt"/>
    </style:style>
    <style:style style:name="T1" style:family="text">
      <style:text-properties officeooo:rsid="000a8bc9"/>
    </style:style>
    <style:style style:name="T2" style:family="text">
      <style:text-properties officeooo:rsid="000bb2d5"/>
    </style:style>
    <style:style style:name="T3" style:family="text">
      <style:text-properties officeooo:rsid="001307f8"/>
    </style:style>
    <style:style style:name="T4" style:family="text">
      <style:text-properties officeooo:rsid="0014d761"/>
    </style:style>
    <style:style style:name="T5" style:family="text">
      <style:text-properties officeooo:rsid="0016a3f6"/>
    </style:style>
    <style:style style:name="T6" style:family="text">
      <style:text-properties officeooo:rsid="00179035"/>
    </style:style>
    <style:style style:name="T7" style:family="text">
      <style:text-properties fo:font-size="12pt" fo:font-style="normal" officeooo:rsid="000c90d7" style:font-size-asian="10.5pt" style:font-style-asian="normal" style:font-size-complex="12pt" style:font-style-complex="normal"/>
    </style:style>
    <style:style style:name="T8" style:family="text">
      <style:text-properties fo:font-size="12pt" fo:font-style="normal" officeooo:rsid="0019338b" style:font-size-asian="10.5pt" style:font-style-asian="normal" style:font-size-complex="12pt" style:font-style-complex="normal"/>
    </style:style>
    <style:style style:name="T9" style:family="text">
      <style:text-properties officeooo:rsid="0019338b"/>
    </style:style>
    <style:style style:name="T10" style:family="text">
      <style:text-properties style:text-underline-style="solid" style:text-underline-width="auto" style:text-underline-color="font-color"/>
    </style:style>
    <style:style style:name="T11" style:family="text">
      <style:text-properties officeooo:rsid="0019e370"/>
    </style:style>
    <style:style style:name="T12" style:family="text">
      <style:text-properties officeooo:rsid="001ed342"/>
    </style:style>
    <style:style style:name="T13" style:family="text">
      <style:text-properties fo:color="#9900ff" fo:font-weight="bold" style:font-weight-asian="bold" style:font-weight-complex="bold"/>
    </style:style>
    <style:style style:name="T14" style:family="text">
      <style:text-properties fo:color="#000000"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officeooo:rsid="000a8bc9" style:font-style-asian="italic" style:font-style-complex="italic"/>
    </style:style>
    <style:style style:name="T18" style:family="text">
      <style:text-properties officeooo:rsid="0027f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apport de projet </text:p>
      <text:p text:style-name="P8">Info 111</text:p>
      <text:p text:style-name="P8">PATTE Sébastien</text:p>
      <text:p text:style-name="P8">PHILIPPE Emmanuel</text:p>
      <text:p text:style-name="P8">L1MPI Semestre 1</text:p>
      <text:p text:style-name="P8">2048</text:p>
      <text:p text:style-name="P6"/>
      <text:p text:style-name="P6">Pour pouvoir utiliser les flèches du clavier pour se déplacer, on a utilisé la librairie ncurses.</text:p>
      <text:p text:style-name="P6"><text:span text:style-name="T11">P</text:span>our compiler les executables ‘2048’ et ‘test_2048’ on utilise un makefile</text:p>
      <text:p text:style-name="P31">la commande pour lancer la compilation est donc juste ‘make’ si on est dans le répertoire du programme. Et pour supprimer les exécutables on entre ‘make clean_exe’</text:p>
      <text:p text:style-name="Standard">On utilise ‘./2048’ pour lancer <text:span text:style-name="T18">le jeu, on déplace avec les flèches et on appuie sur ‘F5’ pour quitter.</text:span></text:p>
      <text:h text:style-name="P37" text:outline-level="3"><text:span text:style-name="T10">Dans ‘fonctions.cpp’ </text:span>:</text:h>
      <text:p text:style-name="P9">-<text:span text:style-name="T14">randint</text:span><text:span text:style-name="T13"> </text:span></text:p>
      <text:p text:style-name="P9"><text:span text:style-name="T16">La fonction </text:span><text:span text:style-name="T17">randint génère</text:span><text:span text:style-name="T16"> un nombre aléatoire entre min et max </text:span><text:span text:style-name="T17">(min et max compris).</text:span><text:span text:style-name="T16"> </text:span><text:span text:style-name="T17">Pour ce faire on génère </text:span><text:span text:style-name="T16"><text:s/>un chiffre entre 0 et le temps écoulé depuis le lancement </text:span><text:span text:style-name="T17">avec ‘rand()’ (on a initialisé le maximum de ‘rand()’ au temps écoulé depuis le début du programme)</text:span><text:span text:style-name="T16">. <text:s/></text:span><text:span text:style-name="T17">Puis on prend</text:span><text:span text:style-name="T16"> modulo </text:span><text:span text:style-name="T17">de (max-min)</text:span><text:span text:style-name="T16"> </text:span><text:span text:style-name="T17">pour</text:span><text:span text:style-name="T16"> avoir un chiffre entre 0 et la différence entre 'max'et 'min' .</text:span><text:span text:style-name="T17">E</text:span><text:span text:style-name="T16">n</text:span><text:span text:style-name="T17">fin on</text:span><text:span text:style-name="T16"> ajoute le minimum pour être sur d'avoir au moins 'min'</text:span>.</text:p>
      <text:p text:style-name="P13">Complexité: <text:span text:style-name="T3">0</text:span></text:p>
      <text:p text:style-name="P18">Auteur : Sébastien Patte</text:p>
      <text:p text:style-name="P22">Confiance : Bonne car fonction basique</text:p>
      <text:p text:style-name="P9"/>
      <text:p text:style-name="P9"><text:span text:style-name="T15">-plateauVide</text:span> </text:p>
      <text:p text:style-name="P27">La fonction plateauVide initialise un Plateau de 4 lignes pour 4 colonnes <text:span text:style-name="T1">(sauf pour la première ligne ou on a 5cases, la cinquième servant à stocker le score) </text:span>avec une valeur nulle dans chaque case (au total 1<text:span text:style-name="T1">7</text:span> cases)</text:p>
      <text:p text:style-name="P14">Complexité: <text:span text:style-name="T4">o(n)</text:span></text:p>
      <text:p text:style-name="P18">Auteur : Emmanuel Philippe</text:p>
      <text:p text:style-name="P22">Confiance : Bonne car fonction basique</text:p>
      <text:p text:style-name="P10"/>
      <text:p text:style-name="P9"><text:span text:style-name="T15">-plateauInitial</text:span> </text:p>
      <text:p text:style-name="P27">La fonction plateauInitial <text:span text:style-name="T1">renvoie un ‘plateauVide()’ auquel on a rempli</text:span> <text:s/>2 cases au hasard avec soit un 2(90% de chance) soit un 4(10% de chance)</text:p>
      <text:p text:style-name="P28">Complexité: <text:span text:style-name="T4">o(n)</text:span></text:p>
      <text:p text:style-name="P19">Auteur : Emmanuel Philippe</text:p>
      <text:p text:style-name="P22">Confiance : Moyenne car la fonction n’est pas testée (car elle traite des chiffres aléatoire)</text:p>
      <text:p text:style-name="P10"/>
      <text:p text:style-name="P10"><text:span text:style-name="T15">-Actualisation</text:span> </text:p>
      <text:p text:style-name="P27">La fonction Actualisation tire une case vide (c-a-d égale à '0') au hasard entre chaque déplacement,et lui attribue au hasard soit la valeur 2(90% de chance) soit la valeur 4(10% de chance)</text:p>
      <text:p text:style-name="P15">Complexité:o(n²<text:span text:style-name="T4">)</text:span></text:p>
      <text:p text:style-name="P19">Auteur : Sébastien Patte</text:p>
      <text:p text:style-name="P22">Confiance : Moyenne car la fonction n’est pas testée (car elle traite des chiffres aléatoire)</text:p>
      <text:p text:style-name="P10"/>
      <text:p text:style-name="P10"/>
      <text:p text:style-name="P23">-deplacementHaut</text:p>
      <text:p text:style-name="P27">La fonction deplacementHaut déplace les cases du plateau de jeu vers le haut puis fusionne les cases les plus vers le haut du tableau qui sont l'une en dessous de l'autre et ont la même valeur. Cette fonction est lancée si l'utilisateur appuie sur la flèche du haut.</text:p>
      <text:p text:style-name="P15">Complexité: <text:span text:style-name="T5">o(4n³)</text:span></text:p>
      <text:p text:style-name="P18">Auteur : Sébastien Patte</text:p>
      <text:p text:style-name="P22">Confiance : Bonne car testée dans ‘test_2048’ </text:p>
      <text:p text:style-name="P10"/>
      <text:p text:style-name="P23"><text:soft-page-break/></text:p>
      <text:p text:style-name="P23">-deplacementBas</text:p>
      <text:p text:style-name="P27">La fonction deplacementBas déplace les cases du plateau de jeu vers le haut puis fusionne les cases les plus vers le bas du tableau qui sont l'une au dessus de l'autre et ont la même valeur.Cette fonction est lancée si l'utilisateur appuie sur la flèche du bas.</text:p>
      <text:p text:style-name="P16">Complexité: <text:span text:style-name="T5">o(4n³)14,1</text:span></text:p>
      <text:p text:style-name="P18">Auteur : Emmanuel Philippe</text:p>
      <text:p text:style-name="P22">Confiance : Bonne car testée dans ‘test_2048’</text:p>
      <text:p text:style-name="P10"/>
      <text:p text:style-name="P23">-deplacementDroite</text:p>
      <text:p text:style-name="P27">La fonction deplacementDroite déplace les cases du plateau de jeu vers la droite puis fusionne les cases les plus à droite du tableau qui sont l'une a coté de l'autre et ont la même valeur.Cette fonction est lancée si l'utilisateur appuie sur la flèche de droite.</text:p>
      <text:p text:style-name="P17">Complexité: <text:span text:style-name="T5">o(4n³)</text:span></text:p>
      <text:p text:style-name="P18">Auteur : Sébastien Patte</text:p>
      <text:p text:style-name="P22">Confiance : Bonne car testée dans ‘test_2048’</text:p>
      <text:p text:style-name="P11"/>
      <text:p text:style-name="P24">-deplacementGauche</text:p>
      <text:p text:style-name="P27">La fonction deplacementGauche déplace les cases du plateau de jeu vers la gauche puis fusionne les cases les plus à gauche du tableau qui sont l'une a coté de l'autre et ont la même valeur.Cette fonction est lancée si l'utilisateur appuie sur la flèche de gauche.</text:p>
      <text:p text:style-name="P17">Complexité: <text:span text:style-name="T5">o(4n³)</text:span></text:p>
      <text:p text:style-name="P18">Auteur : Emmanuel Philippe</text:p>
      <text:p text:style-name="P22">Confiance : Bonne car testée dans ‘test_2048’</text:p>
      <text:p text:style-name="P12"/>
      <text:p text:style-name="P25">-<text:span text:style-name="T1">estGagnant</text:span></text:p>
      <text:p text:style-name="P27">La fonction <text:span text:style-name="T1">estGagnant</text:span> retourne 'vrai' si un des chiffres du plateau de jeu est "2048" et "faux" sinon. Cela permet d'indiquer au programme si le joueur a gagné.</text:p>
      <text:p text:style-name="P17">Complexité: <text:span text:style-name="T5">o(n²)</text:span></text:p>
      <text:p text:style-name="P19">Auteur : Emmanuel Philippe</text:p>
      <text:p text:style-name="P22">Confiance : Bonne car testée dans ‘test_2048’</text:p>
      <text:p text:style-name="P10"/>
      <text:p text:style-name="P23">-<text:span text:style-name="T1">estTermine</text:span></text:p>
      <text:p text:style-name="P7">vérifie si le jeu est terminé : si aucun déplacement ne change le plateau, retourne 'vrai', "faux" sinon</text:p>
      <text:p text:style-name="P17">Complexité: <text:span text:style-name="T5">0</text:span></text:p>
      <text:p text:style-name="P19">Auteur : Emmanuel Philippe</text:p>
      <text:p text:style-name="P22">Confiance : Bonne car testée dans ‘test_2048’</text:p>
      <text:p text:style-name="P23"/>
      <text:p text:style-name="P23">-taille_<text:span text:style-name="T2">int</text:span></text:p>
      <text:p text:style-name="P27">La fonction taille_<text:span text:style-name="T2">int</text:span> <text:span text:style-name="T2">revoie</text:span> la taille d’<text:span text:style-name="T2">un entier entré en paramètre</text:span>. <text:span text:style-name="T2">Servira dans la fonction dessine pour calculer combien d’espaces on doit afficher avant et après un nombre du plateau pour que les cases restent alignées.</text:span></text:p>
      <text:p text:style-name="P17">Complexité: <text:span text:style-name="T5">o(n)</text:span></text:p>
      <text:p text:style-name="P19">Auteur : Sébastien Patte</text:p>
      <text:p text:style-name="P22">Confiance : Bonne car fonction basique</text:p>
      <text:p text:style-name="P20"/>
      <text:p text:style-name="P23">-espace</text:p>
      <text:p text:style-name="P29">la fonction espace prend en paramètre un entier n et revoie une chaîne de caractère composée de n espaces. Utilisée dans la fonction dessine pour ajouter les espaces avant et après un nombre du plateau de sorte à ce que les cases du plateau restent alignés.</text:p>
      <text:p text:style-name="P17">Complexité: <text:span text:style-name="T5">o(n)</text:span></text:p>
      <text:p text:style-name="P19">Auteur : Sébastien Patte</text:p>
      <text:p text:style-name="P22">Confiance : Bonne car fonction basique</text:p>
      <text:p text:style-name="P9"/>
      <text:p text:style-name="P23"/>
      <text:p text:style-name="P23"/>
      <text:p text:style-name="P23">-convertInt</text:p>
      <text:p text:style-name="P27"><text:soft-page-break/>La fonction convertInt convertit les entiers du tableau en chaînes de caractère <text:span text:style-name="T2">pour pouvoir les ajouter dans la chaine de caractères que renvoie la fonction dessine</text:span></text:p>
      <text:p text:style-name="P17">Complexité: <text:span text:style-name="T5">o(2n)</text:span></text:p>
      <text:p text:style-name="P19">Auteur : <text:span text:style-name="T12">Trouvée sur internet.</text:span></text:p>
      <text:p text:style-name="P35">Confiance : Moyenne car non testée. </text:p>
      <text:p text:style-name="P9"/>
      <text:p text:style-name="P23">-dessine</text:p>
      <text:p text:style-name="P27">La fonction dessine crée la chaîne de caractère que l'on vas afficher à l'écran à partir d'un 'Plateau g'.</text:p>
      <text:p text:style-name="P17">Complexité: <text:span text:style-name="T5">o(25n+25+n)</text:span></text:p>
      <text:p text:style-name="P19">Auteur : Sébastien Patte</text:p>
      <text:p text:style-name="P36">Confiance : Moyenne car non testée. </text:p>
      <text:p text:style-name="P9"/>
      <text:p text:style-name="P23">-<text:span text:style-name="T6">score</text:span></text:p>
      <text:p text:style-name="P30">revoie le contenu de la case[0][4] qui sert à stocker le score</text:p>
      <text:p text:style-name="P18">Complexité : 0</text:p>
      <text:p text:style-name="P21">Auteur : Emmanuel Philippe</text:p>
      <text:p text:style-name="P36">Confiance : Bonne car fonction basique</text:p>
      <text:p text:style-name="P18"/>
      <text:p text:style-name="P26">-deplacement</text:p>
      <text:p text:style-name="P30">Fait un déplacement vers haut, bas, droite ou gauche quand l'utilisateur appuie sur la flèche haut, bas, droite ou gauche</text:p>
      <text:p text:style-name="P18">Complexité : 0</text:p>
      <text:p text:style-name="P21">Auteur : Emmanuel Philippe <text:span text:style-name="T9">et Sébastien Patte</text:span></text:p>
      <text:p text:style-name="P36">Confiance : Bonne car fonction basique</text:p>
      <text:p text:style-name="P1"/>
      <text:h text:style-name="P38" text:outline-level="3">Dans ‘<text:span text:style-name="T9">2048</text:span>.cpp’ :</text:h>
      <text:p text:style-name="P32"/>
      <text:p text:style-name="P4"><text:span text:style-name="T7">-</text:span><text:span text:style-name="T8">test_deplacement</text:span></text:p>
      <text:p text:style-name="Standard">Auteur : Sébastien Patte</text:p>
      <text:p text:style-name="Standard"/>
      <text:p text:style-name="P5">-test_estGagnant</text:p>
      <text:p text:style-name="P2">Auteur : Emmanuel Philippe</text:p>
      <text:p text:style-name="P2"/>
      <text:p text:style-name="P5">-test_estTermine</text:p>
      <text:p text:style-name="P2">Auteur : Emmanuel Philippe</text:p>
      <text:p text:style-name="P2"/>
      <text:p text:style-name="P3"/>
      <text:p text:style-name="P3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3:55:41.542458866</meta:creation-date>
    <dc:date>2017-12-14T11:07:25.782151845</dc:date>
    <meta:editing-duration>PT4H54M33S</meta:editing-duration>
    <meta:editing-cycles>18</meta:editing-cycles>
    <meta:generator>LibreOffice/5.1.4.2$Linux_X86_64 LibreOffice_project/10m0$Build-2</meta:generator>
    <meta:document-statistic meta:table-count="0" meta:image-count="0" meta:object-count="0" meta:page-count="3" meta:paragraph-count="99" meta:word-count="922" meta:character-count="5571" meta:non-whitespace-character-count="4747"/>
  </office:meta>
</office:document-meta>
</file>